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3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11b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214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e7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e4b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7bf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b7e7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1f1b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46ce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5bf67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35337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d11b1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f7a47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4214e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6e4b3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86edb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a7bfc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52704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35337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d11b1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f7a47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4214e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6e4b3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86edb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a7bfc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27044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46ce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5bf67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d11b1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f7a47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4214e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6e4b3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46cea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5bf67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86edb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c20d1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4c20d1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527044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4db7e7" officeooo:paragraph-rsid="004db7e7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4e480e" officeooo:paragraph-rsid="004e480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039e1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46cea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5bf67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1f1bd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27044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46cea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5bf67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27044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517a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6cea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5bf67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46cea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5bf67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46cea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5bf67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54e02b" officeooo:paragraph-rsid="0054e02b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55bf67" officeooo:paragraph-rsid="0055bf67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officeooo:paragraph-rsid="00469e73"/>
    </style:style>
    <style:style style:name="P77" style:family="paragraph" style:parent-style-name="Standard">
      <style:paragraph-properties fo:text-align="start" style:justify-single-word="false"/>
      <style:text-properties officeooo:rsid="00469e73" officeooo:paragraph-rsid="00469e73"/>
    </style:style>
    <style:style style:name="P78" style:family="paragraph" style:parent-style-name="Standard">
      <style:paragraph-properties fo:text-align="start" style:justify-single-word="false"/>
      <style:text-properties style:font-name="Liberation Serif" officeooo:rsid="00469e73" officeooo:paragraph-rsid="00469e73"/>
    </style:style>
    <style:style style:name="P79" style:family="paragraph" style:parent-style-name="Standard">
      <style:paragraph-properties fo:text-align="start" style:justify-single-word="false"/>
      <style:text-properties fo:font-weight="bold" officeooo:rsid="00057710" officeooo:paragraph-rsid="00486edb" style:font-weight-asian="bold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weight="bold" officeooo:rsid="00057710" officeooo:paragraph-rsid="004a7bfc" style:font-weight-asian="bold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weight="bold" officeooo:rsid="00057710" officeooo:paragraph-rsid="00527044" style:font-weight-asian="bold" style:font-weight-complex="bold"/>
    </style:style>
    <style:style style:name="P82" style:family="paragraph" style:parent-style-name="Standard">
      <style:paragraph-properties fo:text-align="start" style:justify-single-word="false"/>
      <style:text-properties fo:font-weight="bold" officeooo:rsid="00057710" officeooo:paragraph-rsid="00546cea" style:font-weight-asian="bold" style:font-weight-complex="bold"/>
    </style:style>
    <style:style style:name="P83" style:family="paragraph" style:parent-style-name="Standard">
      <style:paragraph-properties fo:text-align="start" style:justify-single-word="false"/>
      <style:text-properties fo:font-weight="bold" officeooo:rsid="00057710" officeooo:paragraph-rsid="0055bf67" style:font-weight-asian="bold" style:font-weight-complex="bold"/>
    </style:style>
    <style:style style:name="P84" style:family="paragraph" style:parent-style-name="Standard">
      <style:paragraph-properties fo:text-align="start" style:justify-single-word="false" fo:break-before="pag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88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89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90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91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92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3f4bb" style:font-size-asian="10.5pt" style:font-weight-asian="normal" style:font-size-complex="12pt" style:font-weight-complex="normal"/>
    </style:style>
    <style:style style:name="P93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57f2e" style:font-size-asian="10.5pt" style:font-weight-asian="normal" style:font-size-complex="12pt" style:font-weight-complex="normal"/>
    </style:style>
    <style:style style:name="P94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d11b1" style:font-size-asian="10.5pt" style:font-weight-asian="normal" style:font-size-complex="12pt" style:font-weight-complex="normal"/>
    </style:style>
    <style:style style:name="P95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f7a47" style:font-size-asian="10.5pt" style:font-weight-asian="normal" style:font-size-complex="12pt" style:font-weight-complex="normal"/>
    </style:style>
    <style:style style:name="P96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4214e" style:font-size-asian="10.5pt" style:font-weight-asian="normal" style:font-size-complex="12pt" style:font-weight-complex="normal"/>
    </style:style>
    <style:style style:name="P97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6e4b3" style:font-size-asian="10.5pt" style:font-weight-asian="normal" style:font-size-complex="12pt" style:font-weight-complex="normal"/>
    </style:style>
    <style:style style:name="P98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99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100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527044" style:font-size-asian="10.5pt" style:font-weight-asian="normal" style:font-size-complex="12pt" style:font-weight-complex="normal"/>
    </style:style>
    <style:style style:name="P101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70c93" style:font-size-asian="10.5pt" style:font-weight-asian="normal" style:font-size-complex="12pt" style:font-weight-complex="normal"/>
    </style:style>
    <style:style style:name="P102" style:family="paragraph" style:parent-style-name="Standard" style:list-style-name="L4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103" style:family="paragraph" style:parent-style-name="Standard" style:list-style-name="L6">
      <style:paragraph-properties fo:text-align="start" style:justify-single-word="false"/>
      <style:text-properties fo:font-size="12pt" fo:font-weight="normal" officeooo:rsid="002ed564" officeooo:paragraph-rsid="00451220" style:font-size-asian="10.5pt" style:font-weight-asian="normal" style:font-size-complex="12pt" style:font-weight-complex="normal"/>
    </style:style>
    <style:style style:name="P104" style:family="paragraph" style:parent-style-name="Standard" style:list-style-name="L8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105" style:family="paragraph" style:parent-style-name="Standard" style:list-style-name="L9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106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107" style:family="paragraph" style:parent-style-name="Standard" style:list-style-name="L3">
      <style:paragraph-properties fo:text-align="start" style:justify-single-word="false"/>
      <style:text-properties fo:font-size="12pt" fo:font-weight="normal" officeooo:rsid="0039c742" officeooo:paragraph-rsid="0039c742" style:font-size-asian="10.5pt" style:font-weight-asian="normal" style:font-size-complex="12pt" style:font-weight-complex="normal"/>
    </style:style>
    <style:style style:name="P108" style:family="paragraph" style:parent-style-name="Standard" style:list-style-name="L3">
      <style:paragraph-properties fo:text-align="start" style:justify-single-word="false"/>
      <style:text-properties fo:font-size="12pt" fo:font-weight="normal" officeooo:rsid="00327a80" officeooo:paragraph-rsid="00370c93" style:font-size-asian="10.5pt" style:font-weight-asian="normal" style:font-size-complex="12pt" style:font-weight-complex="normal"/>
    </style:style>
    <style:style style:name="P109" style:family="paragraph" style:parent-style-name="Standard" style:list-style-name="L4">
      <style:paragraph-properties fo:text-align="start" style:justify-single-word="false"/>
      <style:text-properties fo:font-size="12pt" fo:font-weight="normal" officeooo:rsid="00327a80" officeooo:paragraph-rsid="003d11b1" style:font-size-asian="10.5pt" style:font-weight-asian="normal" style:font-size-complex="12pt" style:font-weight-complex="normal"/>
    </style:style>
    <style:style style:name="P110" style:family="paragraph" style:parent-style-name="Standard" style:list-style-name="L5">
      <style:paragraph-properties fo:text-align="start" style:justify-single-word="false"/>
      <style:text-properties fo:font-size="12pt" fo:font-weight="normal" officeooo:rsid="00327a80" officeooo:paragraph-rsid="003f7a47" style:font-size-asian="10.5pt" style:font-weight-asian="normal" style:font-size-complex="12pt" style:font-weight-complex="normal"/>
    </style:style>
    <style:style style:name="P111" style:family="paragraph" style:parent-style-name="Standard" style:list-style-name="L6">
      <style:paragraph-properties fo:text-align="start" style:justify-single-word="false"/>
      <style:text-properties fo:font-size="12pt" fo:font-weight="normal" officeooo:rsid="00327a80" officeooo:paragraph-rsid="0044214e" style:font-size-asian="10.5pt" style:font-weight-asian="normal" style:font-size-complex="12pt" style:font-weight-complex="normal"/>
    </style:style>
    <style:style style:name="P112" style:family="paragraph" style:parent-style-name="Standard" style:list-style-name="L7">
      <style:paragraph-properties fo:text-align="start" style:justify-single-word="false"/>
      <style:text-properties fo:font-size="12pt" fo:font-weight="normal" officeooo:rsid="00327a80" officeooo:paragraph-rsid="0046e4b3" style:font-size-asian="10.5pt" style:font-weight-asian="normal" style:font-size-complex="12pt" style:font-weight-complex="normal"/>
    </style:style>
    <style:style style:name="P113" style:family="paragraph" style:parent-style-name="Standard" style:list-style-name="L8">
      <style:paragraph-properties fo:text-align="start" style:justify-single-word="false"/>
      <style:text-properties fo:font-size="12pt" fo:font-weight="normal" officeooo:rsid="00327a80" officeooo:paragraph-rsid="00486edb" style:font-size-asian="10.5pt" style:font-weight-asian="normal" style:font-size-complex="12pt" style:font-weight-complex="normal"/>
    </style:style>
    <style:style style:name="P114" style:family="paragraph" style:parent-style-name="Standard" style:list-style-name="L9">
      <style:paragraph-properties fo:text-align="start" style:justify-single-word="false"/>
      <style:text-properties fo:font-size="12pt" fo:font-weight="normal" officeooo:rsid="00327a80" officeooo:paragraph-rsid="004a7bfc" style:font-size-asian="10.5pt" style:font-weight-asian="normal" style:font-size-complex="12pt" style:font-weight-complex="normal"/>
    </style:style>
    <style:style style:name="P115" style:family="paragraph" style:parent-style-name="Standard" style:list-style-name="L3">
      <style:paragraph-properties fo:text-align="start" style:justify-single-word="false"/>
      <style:text-properties fo:font-size="12pt" fo:font-weight="normal" officeooo:rsid="003e3f92" officeooo:paragraph-rsid="0038c6f8" style:font-size-asian="10.5pt" style:font-weight-asian="normal" style:font-size-complex="12pt" style:font-weight-complex="normal"/>
    </style:style>
    <style:style style:name="P116" style:family="paragraph" style:parent-style-name="Standard" style:list-style-name="L4">
      <style:paragraph-properties fo:text-align="start" style:justify-single-word="false"/>
      <style:text-properties fo:font-size="12pt" fo:font-weight="normal" officeooo:rsid="003e3f92" officeooo:paragraph-rsid="003e3f92" style:font-size-asian="10.5pt" style:font-weight-asian="normal" style:font-size-complex="12pt" style:font-weight-complex="normal"/>
    </style:style>
    <style:style style:name="P117" style:family="paragraph" style:parent-style-name="Standard" style:list-style-name="L5">
      <style:paragraph-properties fo:text-align="start" style:justify-single-word="false"/>
      <style:text-properties fo:font-size="12pt" fo:font-weight="normal" officeooo:rsid="003e3f92" officeooo:paragraph-rsid="003f7a47" style:font-size-asian="10.5pt" style:font-weight-asian="normal" style:font-size-complex="12pt" style:font-weight-complex="normal"/>
    </style:style>
    <style:style style:name="P118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3f7a47" style:font-size-asian="10.5pt" style:font-weight-asian="normal" style:font-size-complex="12pt" style:font-weight-complex="normal"/>
    </style:style>
    <style:style style:name="P119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120" style:family="paragraph" style:parent-style-name="Standard" style:list-style-name="L1">
      <style:paragraph-properties fo:text-align="start" style:justify-single-word="false"/>
      <style:text-properties fo:font-size="12pt" fo:font-weight="normal" officeooo:rsid="003f7a47" officeooo:paragraph-rsid="0044214e" style:font-size-asian="10.5pt" style:font-weight-asian="normal" style:font-size-complex="12pt" style:font-weight-complex="normal"/>
    </style:style>
    <style:style style:name="P121" style:family="paragraph" style:parent-style-name="Standard" style:list-style-name="L5">
      <style:paragraph-properties fo:text-align="start" style:justify-single-word="false"/>
      <style:text-properties fo:font-size="12pt" fo:font-weight="normal" officeooo:rsid="004325e0" officeooo:paragraph-rsid="004325e0" style:font-size-asian="10.5pt" style:font-weight-asian="normal" style:font-size-complex="12pt" style:font-weight-complex="normal"/>
    </style:style>
    <style:style style:name="P122" style:family="paragraph" style:parent-style-name="Standard" style:list-style-name="L1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57561e" officeooo:paragraph-rsid="0057561e" style:font-size-asian="10.5pt" style:font-weight-asian="normal" style:font-size-complex="12pt" style:font-weight-complex="normal"/>
    </style:style>
    <style:style style:name="P124" style:family="paragraph" style:parent-style-name="Standard" style:list-style-name="L1">
      <style:paragraph-properties fo:text-align="start" style:justify-single-word="false"/>
      <style:text-properties officeooo:paragraph-rsid="0046e4b3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style:style style:name="T5" style:family="text">
      <style:text-properties officeooo:rsid="00335337"/>
    </style:style>
    <style:style style:name="T6" style:family="text">
      <style:text-properties officeooo:rsid="00352c3b"/>
    </style:style>
    <style:style style:name="T7" style:family="text">
      <style:text-properties officeooo:rsid="003c4861"/>
    </style:style>
    <style:style style:name="T8" style:family="text">
      <style:text-properties officeooo:rsid="003d11b1"/>
    </style:style>
    <style:style style:name="T9" style:family="text">
      <style:text-properties officeooo:rsid="003e3f92"/>
    </style:style>
    <style:style style:name="T10" style:family="text">
      <style:text-properties officeooo:rsid="003f7a47"/>
    </style:style>
    <style:style style:name="T11" style:family="text">
      <style:text-properties officeooo:rsid="00401597"/>
    </style:style>
    <style:style style:name="T12" style:family="text">
      <style:text-properties officeooo:rsid="00405d97"/>
    </style:style>
    <style:style style:name="T13" style:family="text">
      <style:text-properties officeooo:rsid="0041d83c"/>
    </style:style>
    <style:style style:name="T14" style:family="text">
      <style:text-properties officeooo:rsid="004325e0"/>
    </style:style>
    <style:style style:name="T15" style:family="text">
      <style:text-properties officeooo:rsid="0044214e"/>
    </style:style>
    <style:style style:name="T16" style:family="text">
      <style:text-properties fo:font-weight="normal" officeooo:rsid="003f7a47" style:font-weight-asian="normal" style:font-weight-complex="normal"/>
    </style:style>
    <style:style style:name="T17" style:family="text">
      <style:text-properties fo:font-weight="normal" officeooo:rsid="0041d83c" style:font-weight-asian="normal" style:font-weight-complex="normal"/>
    </style:style>
    <style:style style:name="T18" style:family="text">
      <style:text-properties fo:font-size="12pt" fo:font-weight="normal" officeooo:rsid="00469e73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3f7a47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41d83c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46e4b3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49868d" style:font-size-asian="10.5pt" style:font-weight-asian="normal" style:font-size-complex="12pt" style:font-weight-complex="normal"/>
    </style:style>
    <style:style style:name="T23" style:family="text">
      <style:text-properties fo:font-size="12pt" style:font-size-asian="10.5pt" style:font-size-complex="12pt"/>
    </style:style>
    <style:style style:name="T24" style:family="text">
      <style:text-properties fo:font-size="12pt" officeooo:rsid="002b3e77" style:font-size-asian="10.5pt" style:font-size-complex="12pt"/>
    </style:style>
    <style:style style:name="T25" style:family="text">
      <style:text-properties fo:font-size="12pt" officeooo:rsid="00486edb" style:font-size-asian="10.5pt" style:font-size-complex="12pt"/>
    </style:style>
    <style:style style:name="T26" style:family="text">
      <style:text-properties fo:font-size="12pt" officeooo:rsid="00335337" style:font-size-asian="10.5pt" style:font-size-complex="12pt"/>
    </style:style>
    <style:style style:name="T27" style:family="text">
      <style:text-properties fo:font-size="12pt" officeooo:rsid="002b0c67" style:font-size-asian="10.5pt" style:font-size-complex="12pt"/>
    </style:style>
    <style:style style:name="T28" style:family="text">
      <style:text-properties fo:font-size="12pt" officeooo:rsid="004a7bfc" style:font-size-asian="10.5pt" style:font-size-complex="12pt"/>
    </style:style>
    <style:style style:name="T29" style:family="text">
      <style:text-properties fo:font-size="12pt" officeooo:rsid="00527044" style:font-size-asian="10.5pt" style:font-size-complex="12pt"/>
    </style:style>
    <style:style style:name="T30" style:family="text">
      <style:text-properties fo:font-size="12pt" officeooo:rsid="00546cea" style:font-size-asian="10.5pt" style:font-size-complex="12pt"/>
    </style:style>
    <style:style style:name="T31" style:family="text">
      <style:text-properties fo:font-size="12pt" officeooo:rsid="0055bf67" style:font-size-asian="10.5pt" style:font-size-complex="12pt"/>
    </style:style>
    <style:style style:name="T32" style:family="text">
      <style:text-properties style:font-name="Liberation Serif"/>
    </style:style>
    <style:style style:name="T33" style:family="text">
      <style:text-properties style:font-name="Liberation Serif" officeooo:rsid="00469e73"/>
    </style:style>
    <style:style style:name="T34" style:family="text">
      <style:text-properties officeooo:rsid="0046e4b3"/>
    </style:style>
    <style:style style:name="T35" style:family="text">
      <style:text-properties officeooo:rsid="00486edb"/>
    </style:style>
    <style:style style:name="T36" style:family="text">
      <style:text-properties officeooo:rsid="004a7bfc"/>
    </style:style>
    <style:style style:name="T37" style:family="text">
      <style:text-properties officeooo:rsid="004b7e53"/>
    </style:style>
    <style:style style:name="T38" style:family="text">
      <style:text-properties officeooo:rsid="005039e1"/>
    </style:style>
    <style:style style:name="T39" style:family="text">
      <style:text-properties officeooo:rsid="00527044"/>
    </style:style>
    <style:style style:name="T40" style:family="text">
      <style:text-properties officeooo:rsid="0054517a"/>
    </style:style>
    <style:style style:name="T41" style:family="text">
      <style:text-properties officeooo:rsid="00546cea"/>
    </style:style>
    <style:style style:name="T42" style:family="text">
      <style:text-properties officeooo:rsid="0055bf67"/>
    </style:style>
    <style:style style:name="T43" style:family="text">
      <style:text-properties officeooo:rsid="004c20d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17"/>
      <text:p text:style-name="P17">Presentació assignatura</text:p>
      <text:p text:style-name="P27">Comentem web assignatura</text:p>
      <text:p text:style-name="P39">Comentem unitats </text:p>
      <text:list xml:id="list5212168032442552011" text:style-name="L1">
        <text:list-item>
          <text:p text:style-name="P88"><text:a xlink:type="simple" xlink:href="https://paulinoposada.github.io/web_e/web_e_2425/documents/apunts/unitat_1_ley_ohm/e_apunts_ud_1_1_gs.pdf">1.1 Circuit elèctric</text:a></text:p>
        </text:list-item>
        <text:list-item>
          <text:p text:style-name="P88"><text:a xlink:type="simple" xlink:href="https://paulinoposada.github.io/web_e/web_e_2425/documents/apunts/unitat_1_ley_ohm/e_apunts_ud_1_2_gs.pdf">1.2 Llei d'ohm</text:a></text:p>
        </text:list-item>
        <text:list-item>
          <text:p text:style-name="P88"><text:a xlink:type="simple" xlink:href="https://paulinoposada.github.io/web_e/web_e_2425/documents/apunts/unitat_2_seguridad/e_apunts_ud_2_1_gs.pdf">2 Seguretat</text:a></text:p>
        </text:list-item>
        <text:list-item>
          <text:p text:style-name="P88"><text:a xlink:type="simple" xlink:href="https://paulinoposada.github.io/web_e/web_e_2425/documents/apunts/unitat_3_serie_paralelo/e_apunts_ud_3_1_gs.pdf">3 Sèrie paral·lel </text:a></text:p>
        </text:list-item>
        <text:list-item>
          <text:p text:style-name="P89">Comentem <text:a xlink:type="simple" xlink:href="https://paulinoposada.github.io/web_e/web_e_2425/documents/practiques/resistencia_polimetre/resistencia_polimetre.pdf"><text:span text:style-name="T7">pràctica 0</text:span></text:a><text:span text:style-name="T7">.</text:span></text:p>
        </text:list-item>
      </text:list>
      <text:p text:style-name="P27"/>
      <text:p text:style-name="P27"/>
      <text:p text:style-name="P3">Di<text:span text:style-name="T3">jous</text:span><text:tab/><text:tab/><text:tab/><text:tab/>2<text:span text:style-name="T3">6</text:span>/09/2<text:span text:style-name="T1">4</text:span></text:p>
      <text:p text:style-name="P18"/>
      <text:p text:style-name="P28">Comentem </text:p>
      <text:list xml:id="list8291486882888213179" text:style-name="L2">
        <text:list-item>
          <text:p text:style-name="P90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106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90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40"/>
      <text:p text:style-name="P40"/>
      <text:p text:style-name="P4">Di<text:span text:style-name="T5">vendres</text:span><text:tab/><text:tab/><text:tab/>2<text:span text:style-name="T5">7</text:span>/09/2<text:span text:style-name="T1">4</text:span></text:p>
      <text:p text:style-name="P19"/>
      <text:p text:style-name="P29">Comentem </text:p>
      <text:list xml:id="list93302844418838" text:continue-numbering="true" text:style-name="L2">
        <text:list-item>
          <text:p text:style-name="P91"><text:a xlink:type="simple" xlink:href="https://paulinoposada.github.io/web_e/web_e_2425/documents/apunts/unitat_4_analisis_redes/e_apunts_ud_4_gs.pdf">Unitat 4</text:a>, <text:span text:style-name="T4">arribat fins pàg. 15</text:span></text:p>
        </text:list-item>
      </text:list>
      <text:p text:style-name="P46"/>
      <text:p text:style-name="P46"/>
      <text:p text:style-name="P46"/>
      <text:p text:style-name="P46"/>
      <text:p text:style-name="P46"/>
      <text:p text:style-name="P4">Di<text:span text:style-name="T2">mecres</text:span><text:tab/><text:tab/><text:tab/><text:span text:style-name="T5">02</text:span>/<text:span text:style-name="T5">10</text:span>/2<text:span text:style-name="T1">4</text:span></text:p>
      <text:p text:style-name="P19"/>
      <text:p text:style-name="P41">Comentem <text:s/></text:p>
      <text:list xml:id="list93303290875626" text:continue-list="list5212168032442552011" text:style-name="L1">
        <text:list-item>
          <text:p text:style-name="P92"><text:a xlink:type="simple" xlink:href="https://paulinoposada.github.io/web_e/web_e_2425/documents/apunts/unitat_4_analisis_redes/e_apunts_ud_4_gs.pdf">Unitat 4</text:a>, <text:span text:style-name="T4">arribat fins pàg. 19</text:span></text:p>
        </text:list-item>
        <text:list-item>
          <text:p text:style-name="P93">Programa de simulació Cade Simu</text:p>
        </text:list-item>
      </text:list>
      <text:p text:style-name="P29"/>
      <text:p text:style-name="P29"/>
      <text:p text:style-name="P4">Di<text:span text:style-name="T3">jous</text:span><text:tab/><text:tab/><text:tab/><text:tab/><text:span text:style-name="T6">03</text:span>/<text:span text:style-name="T6">10</text:span>/2<text:span text:style-name="T1">4</text:span></text:p>
      <text:p text:style-name="P19"/>
      <text:p text:style-name="P29">Comentem </text:p>
      <text:list xml:id="list5316260119565634567" text:style-name="L3">
        <text:list-item>
          <text:p text:style-name="P101"><text:a xlink:type="simple" xlink:href="https://paulinoposada.github.io/web_e/web_e_2425/documents/apunts/unitat_4_analisis_redes/e_apunts_ud_4_gs.pdf">Unitat 4</text:a>, <text:span text:style-name="T4">arribat fins pàg. 18, apartat 1.3 Circuitos de puente.</text:span></text:p>
        </text:list-item>
        <text:list-item>
          <text:p text:style-name="P107">Comentem <text:a xlink:type="simple" xlink:href="https://paulinoposada.github.io/web_e/web_e_2425/documents/practiques/wheatstone_voltatge_entre_divisors_red.mp4">vídeo circuit pont</text:a>.</text:p>
        </text:list-item>
        <text:list-item>
          <text:p text:style-name="P107">Baixem al taller i comentem connexió font d'alimentació de PC que utilitzarem per les pràctiques de cc.</text:p>
          <text:p text:style-name="P108"><text:s/></text:p>
        </text:list-item>
      </text:list>
      <text:p text:style-name="P41"/>
      <text:p text:style-name="P41"/>
      <text:p text:style-name="P84"/>
      <text:p text:style-name="P4">Di<text:span text:style-name="T5">vendres</text:span><text:tab/><text:tab/><text:tab/><text:span text:style-name="T6">04</text:span>/<text:span text:style-name="T6">10</text:span>/2<text:span text:style-name="T1">4</text:span></text:p>
      <text:p text:style-name="P19"/>
      <text:p text:style-name="P29">Comentem </text:p>
      <text:list xml:id="list93303513427669" text:continue-numbering="true" text:style-name="L3">
        <text:list-item>
          <text:p text:style-name="P115">Baixem al taller i feim practiques amb circuits pont.</text:p>
        </text:list-item>
      </text:list>
      <text:p text:style-name="P47"/>
      <text:p text:style-name="P47"/>
      <text:p text:style-name="P5">Di<text:span text:style-name="T2">mecres</text:span><text:tab/><text:tab/><text:tab/><text:span text:style-name="T5">09</text:span>/<text:span text:style-name="T5">10</text:span>/2<text:span text:style-name="T1">4</text:span></text:p>
      <text:p text:style-name="P20"/>
      <text:p text:style-name="P42">Comentem <text:s/></text:p>
      <text:list xml:id="list93302859978014" text:continue-list="list93303290875626" text:style-name="L1">
        <text:list-item>
          <text:p text:style-name="P94"><text:span text:style-name="T8">Continuem amb </text:span><text:a xlink:type="simple" xlink:href="https://paulinoposada.github.io/web_e/web_e_2425/documents/practiques/practica_wheatstone.pdf"><text:span text:style-name="T8">pràctica Wheatstone</text:span></text:a><text:span text:style-name="T8">. </text:span></text:p>
          <text:p text:style-name="P94"/>
        </text:list-item>
      </text:list>
      <text:p text:style-name="P30"/>
      <text:p text:style-name="P30"/>
      <text:p text:style-name="P5">Di<text:span text:style-name="T3">jous</text:span><text:tab/><text:tab/><text:tab/><text:tab/><text:span text:style-name="T8">10</text:span>/<text:span text:style-name="T6">10</text:span>/2<text:span text:style-name="T1">4</text:span></text:p>
      <text:p text:style-name="P20"/>
      <text:p text:style-name="P30">Comentem </text:p>
      <text:list xml:id="list4958439602281732451" text:style-name="L4">
        <text:list-item>
          <text:p text:style-name="P116">Comentem pràctica Wheatstone amb dos diodes, corrent per la diagonal en els següents casos: </text:p>
          <text:p text:style-name="P116">cas 1: potenciòmetre a màxima resistència </text:p>
          <text:p text:style-name="P116">cas 2: potenciòmetre a resistència igual a R3</text:p>
          <text:p text:style-name="P116">cas 3: potenciòmetrea a mínima resistència</text:p>
        </text:list-item>
        <text:list-item>
          <text:p text:style-name="P102"><text:a xlink:type="simple" xlink:href="https://paulinoposada.github.io/web_e/web_e_2425/documents/apunts/unitat_4_analisis_redes/e_apunts_ud_4_gs.pdf">Unitat 4</text:a>, <text:span text:style-name="T9">comentem exercici 1.4-1.</text:span></text:p>
          <text:p text:style-name="P116"/>
          <text:p text:style-name="P109"><text:s/></text:p>
        </text:list-item>
      </text:list>
      <text:p text:style-name="P42"/>
      <text:p text:style-name="P42"/>
      <text:p text:style-name="P5">Di<text:span text:style-name="T5">vendres</text:span><text:tab/><text:tab/><text:tab/><text:span text:style-name="T8">11</text:span>/<text:span text:style-name="T6">10</text:span>/2<text:span text:style-name="T1">4</text:span></text:p>
      <text:p text:style-name="P20"/>
      <text:p text:style-name="P30">Comentem </text:p>
      <text:list xml:id="list93303057837403" text:continue-numbering="true" text:style-name="L4">
        <text:list-item>
          <text:p text:style-name="P102"><text:a xlink:type="simple" xlink:href="https://paulinoposada.github.io/web_e/web_e_2425/documents/apunts/unitat_4_analisis_redes/e_apunts_ud_4_gs.pdf">Unitat 4</text:a>, <text:span text:style-name="T9">comentem exercici 1.4-2.</text:span></text:p>
        </text:list-item>
      </text:list>
      <text:p text:style-name="P48"/>
      <text:p text:style-name="P6">Di<text:span text:style-name="T2">mecres</text:span><text:tab/><text:tab/><text:tab/><text:span text:style-name="T10">16</text:span>/<text:span text:style-name="T5">10</text:span>/2<text:span text:style-name="T1">4</text:span></text:p>
      <text:p text:style-name="P21"/>
      <text:p text:style-name="P43">Comentem <text:s/></text:p>
      <text:list xml:id="list93303394474209" text:continue-list="list93302859978014" text:style-name="L1">
        <text:list-item>
          <text:p text:style-name="P95"><text:span text:style-name="T11">Comentem i terminem </text:span><text:a xlink:type="simple" xlink:href="https://paulinoposada.github.io/web_e/web_e_2425/documents/practiques/practica_wheatstone.pdf"><text:span text:style-name="T11">pràctica Wheatstone</text:span></text:a><text:span text:style-name="T11">. </text:span></text:p>
          <text:p text:style-name="P95"/>
        </text:list-item>
      </text:list>
      <text:p text:style-name="P31"/>
      <text:p text:style-name="P31"/>
      <text:p text:style-name="P6">Di<text:span text:style-name="T3">jous</text:span><text:tab/><text:tab/><text:tab/><text:tab/><text:span text:style-name="T8">17</text:span>/<text:span text:style-name="T6">10</text:span>/2<text:span text:style-name="T1">4</text:span></text:p>
      <text:p text:style-name="P21"/>
      <text:p text:style-name="P31">Comentem </text:p>
      <text:list xml:id="list3641569989467519157" text:style-name="L5">
        <text:list-item>
          <text:p text:style-name="P118">Comencem amb l'<text:a xlink:type="simple" xlink:href="https://paulinoposada.github.io/web_e/web_e_2425/documents/apunts/unitat_5_condensador/e_apunts_ud_5_gs.pdf">unitat 5</text:a>, condensador.</text:p>
        </text:list-item>
        <text:list-item>
          <text:p text:style-name="P118">Continuem amb esquema amb Cade Simu, <text:span text:style-name="T12">terminem l'</text:span><text:a xlink:type="simple" xlink:href="https://paulinoposada.github.io/web_e/web_e_2425/documents/tutorial_cade_simu.pdf"><text:span text:style-name="T12">exemple</text:span></text:a>.</text:p>
          <text:p text:style-name="P117"/>
          <text:p text:style-name="P110"><text:s/></text:p>
        </text:list-item>
      </text:list>
      <text:p text:style-name="P43"/>
      <text:p text:style-name="P43"/>
      <text:p text:style-name="P6"/>
      <text:p text:style-name="P85">Di<text:span text:style-name="T5">vendres</text:span><text:tab/><text:tab/><text:tab/><text:span text:style-name="T8">18</text:span>/<text:span text:style-name="T6">10</text:span>/2<text:span text:style-name="T1">4</text:span></text:p>
      <text:p text:style-name="P21"/>
      <text:p text:style-name="P31">Comentem </text:p>
      <text:list xml:id="list93302311140567" text:continue-numbering="true" text:style-name="L5">
        <text:list-item>
          <text:p text:style-name="P121">Comentem <text:a xlink:type="simple" xlink:href="https://paulinoposada.github.io/web_e/web_e_2425/documents/ta.pdf">tasca 5</text:a>.</text:p>
        </text:list-item>
        <text:list-item>
          <text:p text:style-name="P119">Co<text:span text:style-name="T13">ntinuem</text:span> amb l'<text:a xlink:type="simple" xlink:href="https://paulinoposada.github.io/web_e/web_e_2425/documents/apunts/unitat_5_condensador/e_apunts_ud_5_gs.pdf">unitat 5</text:a>, <text:span text:style-name="T14">apartat 1.1 Campo eléctrico y capacidad</text:span>.</text:p>
        </text:list-item>
      </text:list>
      <text:p text:style-name="P51"/>
      <text:p text:style-name="P51"/>
      <text:p text:style-name="P7">Di<text:span text:style-name="T2">mecres</text:span><text:tab/><text:tab/><text:tab/><text:span text:style-name="T15">23</text:span>/<text:span text:style-name="T5">10</text:span>/2<text:span text:style-name="T1">4</text:span></text:p>
      <text:p text:style-name="P22"/>
      <text:p text:style-name="P44">Comentem <text:s/></text:p>
      <text:list xml:id="list93303377942281" text:continue-list="list93303394474209" text:style-name="L1">
        <text:list-item>
          <text:p text:style-name="P120">Co<text:span text:style-name="T13">ntinuem</text:span> amb l'<text:a xlink:type="simple" xlink:href="https://paulinoposada.github.io/web_e/web_e_2425/documents/apunts/unitat_5_condensador/e_apunts_ud_5_gs.pdf">unitat 5</text:a>, <text:span text:style-name="T15">comentem càrrega (d'energia) i descàrrega i polaritat i direcció del corrent durant càrrega i descàrrega.</text:span></text:p>
        </text:list-item>
        <text:list-item>
          <text:p text:style-name="P96"><text:span text:style-name="T11">Comenc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96"/>
        </text:list-item>
      </text:list>
      <text:p text:style-name="P32"/>
      <text:p text:style-name="P7">Di<text:span text:style-name="T3">jous</text:span><text:tab/><text:tab/><text:tab/><text:tab/><text:span text:style-name="T15">24</text:span>/<text:span text:style-name="T6">10</text:span>/2<text:span text:style-name="T1">4</text:span></text:p>
      <text:p text:style-name="P32"/>
      <text:list xml:id="list5784242300234305825" text:style-name="L6">
        <text:list-item>
          <text:p text:style-name="P103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</text:span></text:p>
          <text:p text:style-name="P111"><text:s/></text:p>
        </text:list-item>
      </text:list>
      <text:p text:style-name="P8">Di<text:span text:style-name="T5">vendres</text:span><text:tab/><text:tab/><text:tab/><text:span text:style-name="T15">25</text:span>/<text:span text:style-name="T6">10</text:span>/2<text:span text:style-name="T1">4</text:span></text:p>
      <text:p text:style-name="P8"/>
      <text:p text:style-name="P8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76"><text:span text:style-name="T18">Comencem a comentar apartat 1.2 </text:span><text:span text:style-name="T32">La derivada y ejemplos de tensiones variables </text:span><text:span text:style-name="T33">(fins pàg. 13)</text:span></text:p>
      <text:p text:style-name="P78">Comentem exercici 1.2-1</text:p>
      <text:p text:style-name="P77"/>
      <text:p text:style-name="P77"/>
      <text:p text:style-name="P9">Di<text:span text:style-name="T2">mecres</text:span><text:tab/><text:tab/><text:tab/><text:span text:style-name="T15">23</text:span>/<text:span text:style-name="T5">10</text:span>/2<text:span text:style-name="T1">4</text:span></text:p>
      <text:p text:style-name="P23"/>
      <text:p text:style-name="P45">Comentem <text:s/></text:p>
      <text:list xml:id="list93301751292294" text:continue-list="list93303377942281" text:style-name="L1">
        <text:list-item>
          <text:p text:style-name="P122">Treball autònom 9</text:p>
        </text:list-item>
        <text:list-item>
          <text:p text:style-name="P124"><text:span text:style-name="T19">Co</text:span><text:span text:style-name="T20">ntinuem</text:span><text:span text:style-name="T19"> amb l'</text:span><text:a xlink:type="simple" xlink:href="https://paulinoposada.github.io/web_e/web_e_2425/documents/apunts/unitat_5_condensador/e_apunts_ud_5_gs.pdf"><text:span text:style-name="T19">unitat 5</text:span></text:a><text:span text:style-name="T19">, </text:span><text:span text:style-name="T21">terminem de comentar apartat 1.2 </text:span><text:span text:style-name="T32">La derivada y ejemplos de tensiones variables</text:span></text:p>
        </text:list-item>
        <text:list-item>
          <text:p text:style-name="P97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97"/>
        </text:list-item>
      </text:list>
      <text:p text:style-name="P33"/>
      <text:p text:style-name="P9">Di<text:span text:style-name="T3">jous</text:span><text:tab/><text:tab/><text:tab/><text:tab/><text:span text:style-name="T15">24</text:span>/<text:span text:style-name="T6">10</text:span>/2<text:span text:style-name="T1">4</text:span></text:p>
      <text:p text:style-name="P52"/>
      <text:p text:style-name="P52">Lliure triat pel centre</text:p>
      <text:list xml:id="list6524409030742054649" text:style-name="L7">
        <text:list-header>
          <text:p text:style-name="P112"><text:s/></text:p>
        </text:list-header>
      </text:list>
      <text:p text:style-name="P9">Di<text:span text:style-name="T5">vendres</text:span><text:tab/><text:tab/><text:tab/><text:span text:style-name="T34">01</text:span>/<text:span text:style-name="T6">11</text:span>/2<text:span text:style-name="T1">4</text:span></text:p>
      <text:p text:style-name="P9"/>
      <text:p text:style-name="P52">Tots Sants</text:p>
      <text:p text:style-name="P9"/>
      <text:p text:style-name="P79"/>
      <text:p text:style-name="P79"><text:span text:style-name="T23">Di</text:span><text:span text:style-name="T24">mecres</text:span><text:span text:style-name="T23"><text:tab/><text:tab/><text:tab/></text:span><text:span text:style-name="T25">06</text:span><text:span text:style-name="T23">/</text:span><text:span text:style-name="T26">11</text:span><text:span text:style-name="T23">/2</text:span><text:span text:style-name="T27">4</text:span></text:p>
      <text:p text:style-name="P24"/>
      <text:p text:style-name="P53"><text:a xlink:type="simple" xlink:href="https://paulinoposada.github.io/web_e/web_e_2425/documents/examens/241106_ome_map33a_examen_sol.pdf">Examen</text:a></text:p>
      <text:list xml:id="list93301942609904" text:continue-list="list93301751292294" text:style-name="L1">
        <text:list-header>
          <text:p text:style-name="P98"/>
        </text:list-header>
      </text:list>
      <text:p text:style-name="P34"/>
      <text:p text:style-name="P10"/>
      <text:p text:style-name="P86">Di<text:span text:style-name="T3">jous</text:span><text:tab/><text:tab/><text:tab/><text:tab/><text:span text:style-name="T35">07</text:span>/<text:span text:style-name="T6">11</text:span>/2<text:span text:style-name="T1">4</text:span></text:p>
      <text:p text:style-name="P34"/>
      <text:list xml:id="list2781074179532053613" text:style-name="L8">
        <text:list-item>
          <text:p text:style-name="P104"><text:span text:style-name="T35">Comentem solució de l'</text:span><text:a xlink:type="simple" xlink:href="https://paulinoposada.github.io/web_e/web_e_2425/documents/examens/241106_ome_map33a_examen_sol.pdf"><text:span text:style-name="T35">examen</text:span></text:a><text:span text:style-name="T35">.</text:span></text:p>
          <text:p text:style-name="P113"><text:s/></text:p>
        </text:list-item>
      </text:list>
      <text:p text:style-name="P10"/>
      <text:p text:style-name="P10">Di<text:span text:style-name="T5">vendres</text:span><text:tab/><text:tab/><text:tab/><text:span text:style-name="T35">08</text:span>/<text:span text:style-name="T6">11</text:span>/2<text:span text:style-name="T1">4</text:span></text:p>
      <text:p text:style-name="P10"/>
      <text:p text:style-name="P79"><text:span text:style-name="T19">Co</text:span><text:span text:style-name="T20">ntinuem</text:span><text:span text:style-name="T19"> amb l'</text:span><text:a xlink:type="simple" xlink:href="https://paulinoposada.github.io/web_e/web_e_2425/documents/apunts/unitat_5_condensador/e_apunts_ud_5_gs.pdf"><text:span text:style-name="T19">unitat 5</text:span></text:a><text:span text:style-name="T19">. </text:span><text:span text:style-name="T22">Comentem gràfics pàg. 19, comencem apartat 1.3 Capacitat d'un condensador.</text:span></text:p>
      <text:p text:style-name="P80"/>
      <text:p text:style-name="P80"/>
      <text:p text:style-name="P80"><text:span text:style-name="T23">Di</text:span><text:span text:style-name="T24">mecres</text:span><text:span text:style-name="T23"><text:tab/><text:tab/><text:tab/></text:span><text:span text:style-name="T28">13</text:span><text:span text:style-name="T23">/</text:span><text:span text:style-name="T26">11</text:span><text:span text:style-name="T23">/2</text:span><text:span text:style-name="T27">4</text:span></text:p>
      <text:p text:style-name="P25"/>
      <text:p text:style-name="P55">Baixat al taller, continuat amb <text:a xlink:type="simple" xlink:href="https://paulinoposada.github.io/web_e/web_e_2425/documents/practiques/practica_motor_1.pdf"><text:span text:style-name="T11">pràctica motor 1</text:span></text:a> i començat <text:a xlink:type="simple" xlink:href="https://paulinoposada.github.io/web_e/web_e_2425/documents/practiques/practica_condensador.pdf">pràctica condensador</text:a>.</text:p>
      <text:list xml:id="list93303326346706" text:continue-list="list93301942609904" text:style-name="L1">
        <text:list-header>
          <text:p text:style-name="P99"/>
        </text:list-header>
      </text:list>
      <text:p text:style-name="P35"/>
      <text:p text:style-name="P11">Di<text:span text:style-name="T3">jous</text:span><text:tab/><text:tab/><text:tab/><text:tab/><text:span text:style-name="T36">14</text:span>/<text:span text:style-name="T6">11</text:span>/2<text:span text:style-name="T1">4</text:span></text:p>
      <text:p text:style-name="P54"/>
      <text:p text:style-name="P54"><text:span text:style-name="T37">Comentat treball </text:span><text:a xlink:type="simple" xlink:href="https://paulinoposada.github.io/web_e/web_e_2425/documents/ta/ta_09.pdf"><text:span text:style-name="T37">autonom 9</text:span></text:a><text:span text:style-name="T37">.</text:span></text:p>
      <text:p text:style-name="P12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57">Terminat de comentar l'apartat 1.3 Capacidad de un condensador. </text:p>
      <text:p text:style-name="P58">Comentat apartat 1.4 Conexión serie/paralelo de condensadores</text:p>
      <text:p text:style-name="P59">Comentat apartat 1.5 Condensadores en la práctica</text:p>
      <text:p text:style-name="P59">Començat a comentar l'exercici 1.4-3 pàg. 36</text:p>
      <text:p text:style-name="P58"/>
      <text:list xml:id="list5810785355890260250" text:style-name="L9">
        <text:list-header>
          <text:p text:style-name="P105"/>
          <text:p text:style-name="P114"><text:s/></text:p>
        </text:list-header>
      </text:list>
      <text:p text:style-name="P11">Di<text:span text:style-name="T5">vendres</text:span><text:tab/><text:tab/><text:tab/><text:span text:style-name="T36">15</text:span>/<text:span text:style-name="T6">11</text:span>/2<text:span text:style-name="T1">4</text:span></text:p>
      <text:p text:style-name="P11"/>
      <text:p text:style-name="P13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62">Comentat exercici <text:span text:style-name="T38">l'exercici 1.4-3 pàg. 36 </text:span>i treball <text:a xlink:type="simple" xlink:href="https://paulinoposada.github.io/web_e/web_e_2425/documents/ta/ta_11.pdf">autònom 11</text:a>.</text:p>
      <text:p text:style-name="P62"/>
      <text:p text:style-name="P62"/>
      <text:p text:style-name="P81"><text:span text:style-name="T23">Di</text:span><text:span text:style-name="T24">mecres</text:span><text:span text:style-name="T23"><text:tab/><text:tab/><text:tab/></text:span><text:span text:style-name="T29">20</text:span><text:span text:style-name="T23">/</text:span><text:span text:style-name="T26">11</text:span><text:span text:style-name="T23">/2</text:span><text:span text:style-name="T27">4</text:span></text:p>
      <text:p text:style-name="P26"/>
      <text:p text:style-name="P66">Terminat de comentar <text:a xlink:type="simple" xlink:href="https://paulinoposada.github.io/web_e/web_e_2425/documents/apunts/unitat_5_condensador/e_apunts_ud_5_gs.pdf"><text:span text:style-name="T10">unitat 5</text:span></text:a><text:span text:style-name="T10">.</text:span></text:p>
      <text:p text:style-name="P66"/>
      <text:p text:style-name="P66">Començat amb <text:a xlink:type="simple" xlink:href="https://paulinoposada.github.io/web_e/web_e_2425/documents/apunts/unitat_6_magnetisme/e_apunts_ud_6_gs.pdf">unitat 6</text:a>.</text:p>
      <text:p text:style-name="P66">Comentat apartat 1.1 Imanes permanentes.</text:p>
      <text:p text:style-name="P67">Comentat apartat 1.<text:span text:style-name="T40">2</text:span> <text:span text:style-name="T40">Electromagnetismo</text:span>.</text:p>
      <text:p text:style-name="P56">Baixat al taller, continuat amb <text:a xlink:type="simple" xlink:href="https://paulinoposada.github.io/web_e/web_e_2425/documents/practiques/practica_motor_1.pdf"><text:span text:style-name="T11">pràctica motor 1</text:span></text:a> i <text:a xlink:type="simple" xlink:href="https://paulinoposada.github.io/web_e/web_e_2425/documents/practiques/practica_condensador.pdf">pràctica condensador</text:a>.</text:p>
      <text:list xml:id="list93302748586592" text:continue-list="list93303326346706" text:style-name="L1">
        <text:list-header>
          <text:p text:style-name="P100"/>
        </text:list-header>
      </text:list>
      <text:p text:style-name="P36"/>
      <text:p text:style-name="P14">Di<text:span text:style-name="T3">jous</text:span><text:tab/><text:tab/><text:tab/><text:tab/><text:span text:style-name="T39">21</text:span>/<text:span text:style-name="T6">11</text:span>/2<text:span text:style-name="T1">4</text:span></text:p>
      <text:p text:style-name="P68"/>
      <text:p text:style-name="P68">Co<text:span text:style-name="T41">ntinuat</text:span> amb <text:a xlink:type="simple" xlink:href="https://paulinoposada.github.io/web_e/web_e_2425/documents/apunts/unitat_6_magnetisme/e_apunts_ud_6_gs.pdf">unitat 6</text:a>.</text:p>
      <text:p text:style-name="P72">Comentat apartat 1.4 Permeabilidad y saturación</text:p>
      <text:p text:style-name="P14"/>
      <text:p text:style-name="P14"/>
      <text:p text:style-name="P14"/>
      <text:p text:style-name="P87">Di<text:span text:style-name="T5">vendres</text:span><text:tab/><text:tab/><text:tab/><text:span text:style-name="T39">22</text:span>/<text:span text:style-name="T6">11</text:span>/2<text:span text:style-name="T1">4</text:span></text:p>
      <text:p text:style-name="P68"/>
      <text:p text:style-name="P68">Co<text:span text:style-name="T41">ntinuat</text:span> amb <text:a xlink:type="simple" xlink:href="https://paulinoposada.github.io/web_e/web_e_2425/documents/apunts/unitat_6_magnetisme/e_apunts_ud_6_gs.pdf">unitat 6</text:a>.</text:p>
      <text:p text:style-name="P72">Comentat apartat 1.4 Permeabilidad y saturación</text:p>
      <text:p text:style-name="P15"/>
      <text:p text:style-name="P63"/>
      <text:p text:style-name="P82"><text:span text:style-name="T23">Di</text:span><text:span text:style-name="T24">mecres</text:span><text:span text:style-name="T23"><text:tab/><text:tab/><text:tab/></text:span><text:span text:style-name="T29">2</text:span><text:span text:style-name="T30">7</text:span><text:span text:style-name="T23">/</text:span><text:span text:style-name="T26">11</text:span><text:span text:style-name="T23">/2</text:span><text:span text:style-name="T27">4</text:span></text:p>
      <text:p text:style-name="P72"/>
      <text:p text:style-name="P72">Preparació examen.</text:p>
      <text:p text:style-name="P49"/>
      <text:p text:style-name="P37"/>
      <text:p text:style-name="P15">Di<text:span text:style-name="T3">jous</text:span><text:tab/><text:tab/><text:tab/><text:tab/><text:span text:style-name="T39">28</text:span>/<text:span text:style-name="T6">11</text:span>/2<text:span text:style-name="T1">4</text:span></text:p>
      <text:p text:style-name="P72"/>
      <text:p text:style-name="P72">Examen</text:p>
      <text:p text:style-name="P60"/>
      <text:p text:style-name="P70"/>
      <text:p text:style-name="P70"/>
      <text:p text:style-name="P15">Di<text:span text:style-name="T5">vendres</text:span><text:tab/><text:tab/><text:tab/><text:span text:style-name="T39">22</text:span>/<text:span text:style-name="T6">11</text:span>/2<text:span text:style-name="T1">4</text:span></text:p>
      <text:p text:style-name="P64"/>
      <text:p text:style-name="P74">Comentem <text:a xlink:type="simple" xlink:href="https://paulinoposada.github.io/web_e/web_e_2425/documents/examens/241128_ome_map33a_examen_sol.pdf">solució examen</text:a></text:p>
      <text:p text:style-name="P63"/>
      <text:p text:style-name="P83"/>
      <text:p text:style-name="P83"><text:span text:style-name="T23">Di</text:span><text:span text:style-name="T24">mecres</text:span><text:span text:style-name="T23"><text:tab/><text:tab/><text:tab/></text:span><text:span text:style-name="T31">04</text:span><text:span text:style-name="T23">/</text:span><text:span text:style-name="T26">1</text:span><text:span text:style-name="T31">2</text:span><text:span text:style-name="T23">/2</text:span><text:span text:style-name="T27">4</text:span></text:p>
      <text:p text:style-name="P73"/>
      <text:p text:style-name="P69">Co<text:span text:style-name="T41">ntinuat</text:span> amb <text:a xlink:type="simple" xlink:href="https://paulinoposada.github.io/web_e/web_e_2425/documents/apunts/unitat_6_magnetisme/e_apunts_ud_6_gs.pdf">unitat 6</text:a>.</text:p>
      <text:p text:style-name="P75">Comentem apartat 1.5 Inducción electromagnética</text:p>
      <text:p text:style-name="P75">Comentem apartat 1.6 Inducción mutua</text:p>
      <text:p text:style-name="P75">Comentem els exercicis 1.12-6 i 7</text:p>
      <text:p text:style-name="P50"/>
      <text:p text:style-name="P38"/>
      <text:p text:style-name="P16">Di<text:span text:style-name="T3">jous</text:span><text:tab/><text:tab/><text:tab/><text:tab/><text:span text:style-name="T42">05</text:span>/<text:span text:style-name="T6">12</text:span>/2<text:span text:style-name="T1">4</text:span></text:p>
      <text:p text:style-name="P73"/>
      <text:p text:style-name="P123">Baixem al taller, continuem amb la <text:a xlink:type="simple" xlink:href="https://paulinoposada.github.io/web_e/web_e_2425/documents/practiques/practica_condensador.pdf"><text:span text:style-name="T43">pràctica condensador</text:span></text:a><text:span text:style-name="T43">.</text:span> </text:p>
      <text:p text:style-name="P61"/>
      <text:p text:style-name="P71"/>
      <text:p text:style-name="P71"/>
      <text:p text:style-name="P16">Di<text:span text:style-name="T5">vendres</text:span><text:tab/><text:tab/><text:tab/><text:span text:style-name="T42">06</text:span>/<text:span text:style-name="T6">12</text:span>/2<text:span text:style-name="T1">4</text:span></text:p>
      <text:p text:style-name="P65"/>
      <text:p text:style-name="P123">Festiu</text:p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2-08T09:33:01.567201010</dc:date>
    <meta:editing-duration>PT1H39M11S</meta:editing-duration>
    <meta:editing-cycles>84</meta:editing-cycles>
    <meta:document-statistic meta:table-count="0" meta:image-count="0" meta:object-count="0" meta:page-count="5" meta:paragraph-count="135" meta:word-count="575" meta:character-count="3829" meta:non-whitespace-character-count="3308"/>
  </office:meta>
</office:document-meta>
</file>